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Heading_20_2">
      <style:paragraph-properties fo:text-align="center" style:justify-single-word="false"/>
    </style:style>
    <style:style style:name="P13" style:family="paragraph" style:parent-style-name="Heading_20_2">
      <style:text-properties fo:font-style="italic" fo:font-weight="bold" style:font-style-asian="italic" style:font-weight-asian="bold" style:font-style-complex="italic" style:font-weight-complex="bold"/>
    </style:style>
    <style:style style:name="P14" style:family="paragraph" style:parent-style-name="Heading_20_2">
      <style:text-properties fo:font-weight="bold" style:font-weight-asian="bold" style:font-weight-complex="bold"/>
    </style:style>
    <style:style style:name="P15" style:family="paragraph" style:parent-style-name="fixed">
      <style:text-properties fo:font-weight="bold" style:font-weight-asian="bold" style:font-weight-complex="bold"/>
    </style:style>
    <style:style style:name="P16" style:family="paragraph" style:parent-style-name="fixed">
      <style:text-properties fo:font-weight="normal" style:font-weight-asian="normal" style:font-weight-complex="normal"/>
    </style:style>
    <style:style style:name="P17" style:family="paragraph" style:parent-style-name="Heading_20_1">
      <style:paragraph-properties fo:text-align="center" style:justify-single-word="false"/>
    </style:style>
    <style:style style:name="P18" style:family="paragraph" style:parent-style-name="Heading_20_4">
      <style:text-properties fo:font-style="normal" style:font-style-asian="normal" style:font-style-complex="normal"/>
    </style:style>
    <style:style style:name="P19" style:family="paragraph" style:parent-style-name="Heading_20_3">
      <style:text-properties fo:font-style="normal" style:font-style-asian="normal" style:font-style-complex="normal"/>
    </style:style>
    <style:style style:name="P20" style:family="paragraph" style:parent-style-name="Heading_20_3">
      <style:text-properties fo:font-weight="bold" style:font-weight-asian="bold" style:font-weight-complex="bold"/>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4">
      <style:paragraph-properties>
        <style:tab-stops>
          <style:tab-stop style:position="6.3354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underline-style="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12, 2009</text:modification-date></text:p>
      <text:p text:style-name="P1"/>
      <text:h text:style-name="P12"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he Deva Programming Language<text:tab/>1</text:p>
          <text:p text:style-name="P22">Summary<text:tab/>1</text:p>
          <text:p text:style-name="P22">1 Introduction<text:tab/>4</text:p>
          <text:p text:style-name="P22">2 Environment and Modules<text:tab/>4</text:p>
          <text:p text:style-name="P22">3 Types and Scopes<text:tab/>4</text:p>
          <text:p text:style-name="P22">4 Language specification<text:tab/>5</text:p>
          <text:p text:style-name="P24">4.1 Lexical conventions<text:tab/>5</text:p>
          <text:p text:style-name="P24">4.2 Statements<text:tab/>6</text:p>
          <text:p text:style-name="P23">4.2.1 Compound statements<text:tab/>6</text:p>
          <text:p text:style-name="P23">4.2.2 Assignment statements<text:tab/>6</text:p>
          <text:p text:style-name="P23">4.2.3 Control structures<text:tab/>6</text:p>
          <text:p text:style-name="P23">4.2.4 Function calls as statements<text:tab/>7</text:p>
          <text:p text:style-name="P24">4.3 Expressions<text:tab/>7</text:p>
          <text:p text:style-name="P23">4.3.1 Basic expressions<text:tab/>7</text:p>
          <text:p text:style-name="P23">4.3.2 Arithmetic expressions<text:tab/>8</text:p>
          <text:p text:style-name="P23">4.3.3 Logical expressions<text:tab/>8</text:p>
          <text:p text:style-name="P23">4.3.4 Collection constructors<text:tab/>8</text:p>
          <text:p text:style-name="P23">4.3.5 Collection indexers<text:tab/>8</text:p>
          <text:p text:style-name="P25">4.3.5.1 Slice notation<text:tab/>8</text:p>
          <text:p text:style-name="P23">4.3.6 Function calls<text:tab/>9</text:p>
          <text:p text:style-name="P23">4.3.7 Function definitions<text:tab/>9</text:p>
          <text:p text:style-name="P23">4.3.8 Class definitions<text:tab/>10</text:p>
          <text:p text:style-name="P23">4.3.9 Instance constructors<text:tab/>10</text:p>
          <text:p text:style-name="P22">5 Classes and instances<text:tab/>10</text:p>
          <text:p text:style-name="P24">5.1 Basic structure<text:tab/>10</text:p>
          <text:p text:style-name="P24">5.2 Inheritance<text:tab/>11</text:p>
          <text:p text:style-name="P24">5.3 Construction and the 'new' method<text:tab/>11</text:p>
          <text:p text:style-name="P24">5.4 Destruction and the 'delete' method<text:tab/>11</text:p>
          <text:p text:style-name="P24">5.5 Methods and the 'self' parameter<text:tab/>12</text:p>
          <text:p text:style-name="P22">6 Built-in functions, methods and modules<text:tab/>12</text:p>
          <text:p text:style-name="P24">6.1 Built-in functions<text:tab/>12</text:p>
          <text:p text:style-name="P24">6.2 Map built-in methods<text:tab/>15</text:p>
          <text:p text:style-name="P24">6.3 Vector built-in methods<text:tab/>16</text:p>
          <text:p text:style-name="P24">6.4 String built-in methods<text:tab/>18</text:p>
          <text:p text:style-name="P24">6.5 Built-in module bit<text:tab/>21</text:p>
          <text:p text:style-name="P24">6.6 Built-in module math<text:tab/>21</text:p>
          <text:p text:style-name="P24">6.7 Built-in module os<text:tab/>23</text:p>
          <text:p text:style-name="P24">6.8 Built-in module re<text:tab/>24</text:p>
          <text:p text:style-name="P22">7 Sample deva code<text:tab/>25</text:p>
          <text:p text:style-name="P24">7.1 bubble sort<text:tab/>25</text:p>
          <text:p text:style-name="P24">7.2 default parameters<text:tab/>26</text:p>
          <text:p text:style-name="P24">7.3 import<text:tab/>27</text:p>
          <text:p text:style-name="P24">7.4 eval – running code dynamically<text:tab/>27</text:p>
          <text:p text:style-name="P24">7.5 Classes, instances, constructors and inheritance<text:tab/>28</text:p>
          <text:p text:style-name="P22">8 Embedding deva<text:tab/>29</text:p>
        </text:index-body>
      </text:table-of-content>
      <text:h text:style-name="Heading_20_2" text:outline-level="2"><text:soft-page-break/>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h text:style-name="Heading_20_2" text:outline-level="2">3 Types and Scopes</text:h>
      <text:p text:style-name="Text_20_body_20_with_20_1st_20_line_20_indent">Deva is dynamically, but strongly, typed. Internally every variable has a type, but it is not evaluated <text:soft-page-break/>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p text:style-name="Text_20_body_20_with_20_1st_20_line_20_indent">Because a reference to a variable will always refer to a like-named variable defined in a 'more global' scope, the 'local' keyword is provided to define variables that are local to the immediate scope. This is particularly useful in recursive functions, where local values would otherwise be lost. The local keyword can only be used in assignment expressions (e.g. “local x = 2;”).</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text:soft-page-break/>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oft-page-break/>'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18" text:outline-level="4">4.2.4 Function calls as statements</text:h>
      <text:p text:style-name="P6">Function call expressions like 'foo();' can stand alone as statements, as they have potential side effects. Any return value is lost.</text:p>
      <text:h text:style-name="P19" text:outline-level="3">4.3 Expressions</text:h>
      <text:h text:style-name="P18"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18" text:outline-level="4"><text:soft-page-break/>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18"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18"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18"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text:soft-page-break/>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18"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8"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oft-page-break/><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8" text:outline-level="4">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18"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text:soft-page-break/>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text:soft-page-break/>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3"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text:soft-page-break/></text:p>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num( o )</text:p>
      <text:p text:style-name="Text_20_body_20_with_20_1st_20_line_20_indent">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text:soft-page-break/>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text:soft-page-break/>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text:soft-page-break/>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text:soft-page-break/></text:p>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text:soft-page-break/>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text:soft-page-break/>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text:soft-page-break/>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text:soft-page-break/></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P10">radians( degrees )</text:p>
      <text:p text:style-name="Text_20_body_20_with_20_1st_20_line_20_indent">Converts degrees to radians and returns the result.</text:p>
      <text:p text:style-name="Text_20_body_20_with_20_1st_20_line_20_indent"/>
      <text:p text:style-name="P10">degrees( radians )</text:p>
      <text:p text:style-name="Text_20_body_20_with_20_1st_20_line_20_indent">Converts radians to degrees and returns the result.</text:p>
      <text:p text:style-name="Text_20_body_20_with_20_1st_20_line_20_indent"><text:soft-page-break/></text:p>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text:soft-page-break/></text:p>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text:soft-page-break/></text:p>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0">isdir( path )</text:p>
      <text:p text:style-name="Text_20_body_20_with_20_1st_20_line_20_indent">Returns true if 'path' is a directory, false otherwise.</text:p>
      <text:p text:style-name="Text_20_body_20_with_20_1st_20_line_20_indent"/>
      <text:p text:style-name="P10">isfile( path )</text:p>
      <text:p text:style-name="Text_20_body_20_with_20_1st_20_line_20_indent">Returns true if 'path' is a regular file, false otherwise.</text:p>
      <text:p text:style-name="Text_20_body_20_with_20_1st_20_line_20_indent"/>
      <text:h text:style-name="Heading_20_3" text:outline-level="3">6.8 Built-in module re</text:h>
      <text:p text:style-name="Text_20_body_20_with_20_1st_20_line_20_indent">The '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ext:soft-page-break/>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re.compile( "(\w+)\W+(\w+)" );</text:p>
      <text:p text:style-name="P11">matches = re.search( regexp, "@abc def--" );</text:p>
      <text:p text:style-name="P11">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7">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6">Must</text:span> be called to properly dispose of the regex object.</text:p>
      <text:p text:style-name="Text_20_body_20_with_20_1st_20_line_20_indent"/>
      <text:h text:style-name="P14" text:outline-level="2">7 Sample deva code</text:h>
      <text:h text:style-name="P20" text:outline-level="3">7.1 bubble sort</text:h>
      <text:p text:style-name="P11"/>
      <text:p text:style-name="P11"># bubble sort the vector 'a'</text:p>
      <text:p text:style-name="P11">def bubble_sort( a )</text:p>
      <text:p text:style-name="P11">{</text:p>
      <text:p text:style-name="P11"><text:tab/>local len = length( a );</text:p>
      <text:p text:style-name="P11"><text:tab/>local swap = true;</text:p>
      <text:p text:style-name="P11"><text:soft-page-break/><text:tab/>while( swap )</text:p>
      <text:p text:style-name="P11"><text:tab/>{</text:p>
      <text:p text:style-name="P11"><text:tab/><text:tab/>local swap = false;</text:p>
      <text:p text:style-name="P11"><text:tab/><text:tab/>local i = len-1;</text:p>
      <text:p text:style-name="P11"><text:tab/><text:tab/>while( i &gt;= 0 )</text:p>
      <text:p text:style-name="P11"><text:tab/><text:tab/>{</text:p>
      <text:p text:style-name="P11"><text:tab/><text:tab/><text:tab/>local 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text:soft-page-break/>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text:soft-page-break/>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soft-page-break/><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12T18:38:05</dc:date>
    <meta:editing-duration>PT166H51M17S</meta:editing-duration>
    <meta:editing-cycles>69</meta:editing-cycles>
    <meta:generator>OpenOffice.org/3.0$Linux OpenOffice.org_project/300m15$Build-9379</meta:generator>
    <meta:document-statistic meta:table-count="0" meta:image-count="0" meta:object-count="0" meta:page-count="28" meta:paragraph-count="612" meta:word-count="7329" meta:character-count="42111"/>
    <meta:user-defined meta:name="Info 1"/>
    <meta:user-defined meta:name="Info 2"/>
    <meta:user-defined meta:name="Info 3"/>
    <meta:user-defined meta:name="Info 4"/>
  </office:meta>
</office:document-meta>
</file>